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style:rel-width="100%" fo:margin-left="0in" table:align="left" style:writing-mode="lr-tb"/>
    </style:style>
    <style:style style:name="Table1.A" style:family="table-column">
      <style:table-column-properties style:column-width="4.575in" style:rel-column-width="6588*"/>
    </style:style>
    <style:style style:name="Table1.B" style:family="table-column">
      <style:table-column-properties style:column-width="2.925in" style:rel-column-width="4212*"/>
    </style:style>
    <style:style style:name="Table1.1" style:family="table-row">
      <style:table-row-properties style:min-row-height="0.1313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3" style:family="table">
      <style:table-properties style:width="7.5in" style:rel-width="100%" table:align="left" style:writing-mode="lr-tb"/>
    </style:style>
    <style:style style:name="Table3.A" style:family="table-column">
      <style:table-column-properties style:column-width="2.5in" style:rel-column-width="3600*"/>
    </style:style>
    <style:style style:name="Table3.A1" style:family="table-cell">
      <style:table-cell-properties style:vertical-align="middle" fo:padding="0in" fo:border="none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3.75in" style:rel-column-width="32767*"/>
    </style:style>
    <style:style style:name="Table9.B" style:family="table-column">
      <style:table-column-properties style:column-width="3.75in" style:rel-column-width="32768*"/>
    </style:style>
    <style:style style:name="Table9.A1" style:family="table-cell">
      <style:table-cell-properties fo:padding-left="0in" fo:padding-right="0in" fo:padding-top="0.0201in" fo:padding-bottom="0.0201in" fo:border="none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3.75in" style:rel-column-width="32767*"/>
    </style:style>
    <style:style style:name="Table5.B" style:family="table-column">
      <style:table-column-properties style:column-width="3.75in" style:rel-column-width="32768*"/>
    </style:style>
    <style:style style:name="Table5.A1" style:family="table-cell">
      <style:table-cell-properties fo:padding-left="0in" fo:padding-right="0in" fo:padding-top="0.0201in" fo:padding-bottom="0.0201in" fo:border="none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3.75in" style:rel-column-width="32767*"/>
    </style:style>
    <style:style style:name="Table6.B" style:family="table-column">
      <style:table-column-properties style:column-width="3.75in" style:rel-column-width="32768*"/>
    </style:style>
    <style:style style:name="Table6.A1" style:family="table-cell">
      <style:table-cell-properties fo:padding-left="0in" fo:padding-right="0in" fo:padding-top="0.0201in" fo:padding-bottom="0.0201in" fo:border="none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3.75in" style:rel-column-width="32767*"/>
    </style:style>
    <style:style style:name="Table7.B" style:family="table-column">
      <style:table-column-properties style:column-width="3.75in" style:rel-column-width="32768*"/>
    </style:style>
    <style:style style:name="Table7.A1" style:family="table-cell">
      <style:table-cell-properties fo:padding-left="0in" fo:padding-right="0in" fo:padding-top="0.0201in" fo:padding-bottom="0.0201in" fo:border="none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3.75in" style:rel-column-width="32767*"/>
    </style:style>
    <style:style style:name="Table8.B" style:family="table-column">
      <style:table-column-properties style:column-width="3.75in" style:rel-column-width="32768*"/>
    </style:style>
    <style:style style:name="Table8.A1" style:family="table-cell">
      <style:table-cell-properties fo:padding-left="0in" fo:padding-right="0in" fo:padding-top="0.0201in" fo:padding-bottom="0.0201in" fo:border="none"/>
    </style:style>
    <style:style style:name="Table2" style:family="table">
      <style:table-properties style:width="7.5in" style:rel-width="100%" table:align="center" style:writing-mode="lr-tb"/>
    </style:style>
    <style:style style:name="Table2.A" style:family="table-column">
      <style:table-column-properties style:column-width="3.75in" style:rel-column-width="5400*"/>
    </style:style>
    <style:style style:name="Table2.A1" style:family="table-cell">
      <style:table-cell-properties fo:padding-left="0in" fo:padding-right="0in" fo:padding-top="0.0201in" fo:padding-bottom="0.0201in" fo:border="none"/>
    </style:style>
    <style:style style:name="P1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c17a4" style:font-name-asian="Arial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b7c5d" style:font-name-asian="Arial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6.472in"/>
        </style:tab-stops>
      </style:paragraph-properties>
      <style:text-properties style:font-name="Helvetica Neue" fo:font-size="10pt" fo:font-weight="bold" officeooo:paragraph-rsid="000b7c5d" style:font-name-asian="Arial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officeooo:paragraph-rsid="000b7c5d" style:font-size-asian="10pt" style:font-size-complex="10pt"/>
    </style:style>
    <style:style style:name="P5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c17a4" style:font-size-asian="10pt" style:font-size-complex="10pt"/>
    </style:style>
    <style:style style:name="P6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b7c5d" style:font-size-asian="10pt" style:font-size-complex="10pt"/>
    </style:style>
    <style:style style:name="P7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6.6252in"/>
        </style:tab-stops>
      </style:paragraph-properties>
      <style:text-properties style:font-name="Helvetica Neue" fo:font-size="10pt" officeooo:paragraph-rsid="000b7c5d" style:font-size-asian="10pt" style:font-size-complex="10pt"/>
    </style:style>
    <style:style style:name="P8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2pt" style:font-size-asian="2pt" style:font-size-complex="2pt"/>
    </style:style>
    <style:style style:name="P9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weight="bold" officeooo:paragraph-rsid="000c17a4" style:font-name-asian="Arial" style:font-weight-asian="bold" style:font-name-complex="Arial"/>
    </style:style>
    <style:style style:name="P10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officeooo:paragraph-rsid="0006c2ea" style:font-name-asian="Arial" style:font-name-complex="Arial"/>
    </style:style>
    <style:style style:name="P1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size="9.5pt" officeooo:paragraph-rsid="0006c2ea" style:font-name-asian="Arial" style:font-size-asian="9.5pt" style:font-name-complex="Arial"/>
    </style:style>
    <style:style style:name="P12" style:family="paragraph" style:parent-style-name="Standard">
      <style:paragraph-properties fo:margin-left="0in" fo:margin-right="0in" fo:line-height="115%" fo:text-indent="0in" style:auto-text-indent="false"/>
      <style:text-properties officeooo:paragraph-rsid="0008c85d"/>
    </style:style>
    <style:style style:name="P13" style:family="paragraph" style:parent-style-name="Standard">
      <style:paragraph-properties fo:line-height="115%" fo:text-align="end" style:justify-single-word="false"/>
      <style:text-properties style:font-name="Helvetica Neue" style:font-name-asian="Arial" style:font-name-complex="Arial"/>
    </style:style>
    <style:style style:name="P14" style:family="paragraph" style:parent-style-name="Standard">
      <style:text-properties style:font-name="Helvetica Neue" fo:font-size="2pt" officeooo:paragraph-rsid="000b7c5d" style:font-size-asian="1.75pt" style:font-size-complex="2pt"/>
    </style:style>
    <style:style style:name="P15" style:family="paragraph" style:parent-style-name="Standard">
      <style:paragraph-properties fo:margin-left="0in" fo:margin-right="0.5in" fo:line-height="115%" fo:text-indent="0in" style:auto-text-indent="false"/>
      <style:text-properties style:font-name="Helvetica Neue" officeooo:paragraph-rsid="0006c2ea"/>
    </style:style>
    <style:style style:name="P16" style:family="paragraph" style:parent-style-name="Heading">
      <style:paragraph-properties fo:margin-top="0.0799in" fo:margin-bottom="0.0799in" loext:contextual-spacing="false"/>
      <style:text-properties style:font-name="Helvetica Neue"/>
    </style:style>
    <style:style style:name="P17" style:family="paragraph" style:parent-style-name="Heading">
      <style:paragraph-properties fo:margin-top="0.0799in" fo:margin-bottom="0.0799in" loext:contextual-spacing="false"/>
      <style:text-properties style:font-name="Helvetica Neue" officeooo:paragraph-rsid="0008c85d"/>
    </style:style>
    <style:style style:name="P18" style:family="paragraph" style:parent-style-name="Heading">
      <style:paragraph-properties fo:margin-top="0.0799in" fo:margin-bottom="0.0799in" loext:contextual-spacing="false"/>
      <style:text-properties style:font-name="Helvetica Neue" officeooo:paragraph-rsid="000b7c5d"/>
    </style:style>
    <style:style style:name="P19" style:family="paragraph" style:parent-style-name="Table_20_Contents">
      <style:text-properties officeooo:rsid="0008c85d" officeooo:paragraph-rsid="0008c85d"/>
    </style:style>
    <style:style style:name="P20" style:family="paragraph" style:parent-style-name="Table_20_Contents">
      <style:text-properties style:font-name="Helvetica Neue" officeooo:paragraph-rsid="000c17a4"/>
    </style:style>
    <style:style style:name="P21" style:family="paragraph" style:parent-style-name="Table_20_Contents">
      <style:text-properties style:font-name="Helvetica Neue" officeooo:paragraph-rsid="000b7c5d"/>
    </style:style>
    <style:style style:name="P22" style:family="paragraph" style:parent-style-name="Standard" style:master-page-name="Standard">
      <style:paragraph-properties fo:line-height="115%" style:page-number="auto">
        <style:tab-stops>
          <style:tab-stop style:position="3.889in"/>
        </style:tab-stops>
      </style:paragraph-properties>
      <style:text-properties style:font-name="Helvetica Neue"/>
    </style:style>
    <style:style style:name="P23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2pt" style:text-underline-style="solid" style:text-underline-width="auto" style:text-underline-color="font-color" style:font-size-asian="2pt" style:font-size-complex="2pt"/>
    </style:style>
    <style:style style:name="P24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fo:font-style="italic" fo:font-weight="normal" officeooo:paragraph-rsid="000c17a4" style:font-name-asian="Arial" style:font-size-asian="10pt" style:font-style-asian="italic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size="9.5pt" officeooo:paragraph-rsid="0006c2ea" style:font-name-asian="Arial" style:font-size-asian="9.5pt" style:font-name-complex="Arial"/>
    </style:style>
    <style:style style:name="P26" style:family="paragraph" style:parent-style-name="Standard">
      <style:text-properties style:font-name="Helvetica Neue" fo:font-size="2pt" officeooo:paragraph-rsid="000c17a4" style:font-name-asian="Times New Roman" style:font-size-asian="1.75pt" style:font-name-complex="Times New Roman" style:font-size-complex="2pt"/>
    </style:style>
    <style:style style:name="P27" style:family="paragraph" style:parent-style-name="Standard">
      <style:text-properties style:font-name="Helvetica Neue" fo:font-size="2pt" fo:font-style="italic" fo:font-weight="normal" officeooo:paragraph-rsid="000b7c5d" style:font-name-asian="Arial" style:font-size-asian="1.75pt" style:font-style-asian="italic" style:font-weight-asian="normal" style:font-name-complex="Arial" style:font-size-complex="2pt" style:font-style-complex="italic" style:font-weight-complex="normal"/>
    </style:style>
    <style:style style:name="P28" style:family="paragraph" style:parent-style-name="Standard">
      <style:text-properties style:font-name="Helvetica Neue" fo:font-size="2pt" fo:font-style="italic" fo:font-weight="normal" officeooo:paragraph-rsid="000b7c5d" style:font-name-asian="Arial" style:font-size-asian="1.75pt" style:font-style-asian="italic" style:font-weight-asian="normal" style:font-name-complex="Arial" style:font-size-complex="2pt" style:font-style-complex="normal" style:font-weight-complex="normal"/>
    </style:style>
    <style:style style:name="P29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officeooo:paragraph-rsid="000c17a4"/>
    </style:style>
    <style:style style:name="P30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normal" fo:font-weight="normal" officeooo:paragraph-rsid="000c17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normal" fo:font-weight="normal" officeooo:paragraph-rsid="000b7c5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italic" fo:font-weight="normal" officeooo:paragraph-rsid="000c17a4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3" style:family="paragraph" style:parent-style-name="Standard" style:list-style-name="L1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italic" fo:font-weight="normal" officeooo:paragraph-rsid="000b7c5d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4" style:family="paragraph" style:parent-style-name="Heading_20_1">
      <style:paragraph-properties fo:margin-top="0.0799in" fo:margin-bottom="0.0799in" loext:contextual-spacing="false" fo:line-height="115%"/>
      <style:text-properties style:font-name="Helvetica Neue"/>
    </style:style>
    <style:style style:name="T1" style:family="text">
      <style:text-properties fo:font-weight="bold" style:font-name-asian="Arial" style:font-weight-asian="bold" style:font-name-complex="Arial"/>
    </style:style>
    <style:style style:name="T2" style:family="text">
      <style:text-properties fo:font-style="italic" fo:font-weight="normal" style:font-name-asian="Arial" style:font-style-asian="italic" style:font-weight-asian="normal" style:font-name-complex="Arial" style:font-weight-complex="normal"/>
    </style:style>
    <style:style style:name="T3" style:family="text">
      <style:text-properties fo:font-style="italic" fo:font-weight="normal" officeooo:rsid="000b7c5d" style:font-name-asian="Arial" style:font-style-asian="italic" style:font-weight-asian="normal" style:font-name-complex="Arial" style:font-weight-complex="normal"/>
    </style:style>
    <style:style style:name="T4" style:family="text">
      <style:text-properties fo:font-style="italic" fo:font-weight="bold" style:font-name-asian="Arial" style:font-style-asian="italic" style:font-weight-asian="bold" style:font-name-complex="Arial"/>
    </style:style>
    <style:style style:name="T5" style:family="text">
      <style:text-properties fo:font-style="italic" fo:font-weight="bold" officeooo:rsid="000b7c5d" style:font-name-asian="Arial" style:font-style-asian="italic" style:font-weight-asian="bold" style:font-name-complex="Arial"/>
    </style:style>
    <style:style style:name="T6" style:family="text">
      <style:text-properties style:font-name-asian="Arial" style:font-name-complex="Arial"/>
    </style:style>
    <style:style style:name="T7" style:family="text">
      <style:text-properties officeooo:rsid="000b7c5d" style:font-name-asian="Arial" style:font-name-complex="Arial"/>
    </style:style>
    <style:style style:name="T8" style:family="text">
      <style:text-properties officeooo:rsid="000c8c7e" style:font-name-asian="Arial" style:font-name-complex="Arial"/>
    </style:style>
    <style:style style:name="T9" style:family="text">
      <style:text-properties style:font-name="Helvetica Neue" fo:font-size="10pt" style:font-size-asian="10pt" style:font-size-complex="10pt"/>
    </style:style>
    <style:style style:name="T10" style:family="text">
      <style:text-properties style:font-name="Helvetica Neue" fo:font-size="10pt" officeooo:rsid="00109603" style:font-size-asian="10pt" style:font-size-complex="10pt"/>
    </style:style>
    <style:style style:name="T11" style:family="text">
      <style:text-properties style:font-name="Helvetica Neue" fo:font-size="10pt" style:text-underline-style="none" style:font-size-asian="10pt" style:font-size-complex="10pt"/>
    </style:style>
    <style:style style:name="T12" style:family="text">
      <style:text-properties style:font-name="Helvetica Neue" fo:font-size="10pt" style:text-underline-style="none" officeooo:rsid="00109603" style:font-size-asian="10pt" style:font-size-complex="10pt"/>
    </style:style>
    <style:style style:name="T13" style:family="text">
      <style:text-properties style:font-name="Helvetica Neue" fo:font-size="10pt" style:text-underline-style="none" fo:font-weight="bold" officeooo:rsid="00109603" style:font-size-asian="10pt" style:font-weight-asian="bold" style:font-size-complex="10pt" style:font-weight-complex="bold"/>
    </style:style>
    <style:style style:name="T14" style:family="text">
      <style:text-properties style:font-name="Helvetica Neue" fo:font-size="10pt" fo:font-weight="bold" officeooo:rsid="00109603" style:font-size-asian="10pt" style:font-weight-asian="bold" style:font-size-complex="10pt" style:font-weight-complex="bold"/>
    </style:style>
    <style:style style:name="T15" style:family="text">
      <style:text-properties style:font-name="Helvetica Neue" fo:font-size="10pt" fo:font-weight="bold" officeooo:rsid="00120baf" style:font-size-asian="10pt" style:font-weight-asian="bold" style:font-size-complex="10pt" style:font-weight-complex="bold"/>
    </style:style>
    <style:style style:name="T16" style:family="text">
      <style:text-properties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size="10pt" fo:font-style="normal" fo:font-weight="normal" officeooo:rsid="000e334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officeooo:rsid="000e3348"/>
    </style:style>
    <style:style style:name="T19" style:family="text">
      <style:text-properties officeooo:rsid="001456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4" text:outline-level="1">Connor McKelvey</text:h>
          </table:table-cell>
          <table:table-cell table:style-name="Table1.A1" office:value-type="string">
            <text:p text:style-name="P13">850-217-5880</text:p>
            <text:p text:style-name="P13">Boulder, CO</text:p>
          </table:table-cell>
        </table:table-row>
      </table:table>
      <text:p text:style-name="P2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9"><text:span text:style-name="T14">Email:</text:span><text:span text:style-name="T10"> </text:span><text:a xlink:type="simple" xlink:href="mailto:connormckelvey@gmail.com" text:style-name="Internet_20_link" text:visited-style-name="Visited_20_Internet_20_Link"><text:span text:style-name="T9">connormckelvey@gmail.com</text:span></text:a></text:p>
          </table:table-cell>
          <table:table-cell table:style-name="Table3.A1" office:value-type="string">
            <text:p text:style-name="P19"><text:span text:style-name="T14">Webs</text:span><text:span text:style-name="T15">i</text:span><text:span text:style-name="T14">te:</text:span><text:span text:style-name="T10"> </text:span><text:a xlink:type="simple" xlink:href="http://Www.connormckelvey.com/" text:style-name="Internet_20_link" text:visited-style-name="Visited_20_Internet_20_Link"><text:span text:style-name="T9">www.connormckelvey.com</text:span></text:a></text:p>
          </table:table-cell>
          <table:table-cell table:style-name="Table3.A1" office:value-type="string">
            <text:p text:style-name="P12"><text:span text:style-name="T13">Github:</text:span><text:span text:style-name="T12"> </text:span><text:a xlink:type="simple" xlink:href="https://github.com/connormckelvey" text:style-name="Internet_20_link" text:visited-style-name="Visited_20_Internet_20_Link"><text:span text:style-name="T11">@connormckelvey</text:span></text:a></text:p>
          </table:table-cell>
        </table:table-row>
      </table:table>
      <text:p text:style-name="P8"/>
      <text:p text:style-name="P17">Employmen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Software Engineer</text:p>
          </table:table-cell>
          <table:table-cell table:style-name="Table9.A1" office:value-type="string">
            <text:p text:style-name="P20"/>
          </table:table-cell>
        </table:table-row>
        <table:table-row>
          <table:table-cell table:style-name="Table9.A1" office:value-type="string">
            <text:p text:style-name="P5"><text:span text:style-name="T2">CA Technologies</text:span><text:span text:style-name="T4"> </text:span><text:span text:style-name="T6">— Boulder, CO</text:span></text:p>
          </table:table-cell>
          <table:table-cell table:style-name="Table9.A1" office:value-type="string">
            <text:p text:style-name="P24">2017 – Present</text:p>
          </table:table-cell>
        </table:table-row>
        <table:table-row>
          <table:table-cell table:style-name="Table9.A1" table:number-columns-spanned="2" office:value-type="string">
            <text:list xml:id="list2146917687" text:style-name="L1">
              <text:list-item>
                <text:p text:style-name="P30">Worked with multiple teams to build and maintain a BI Data Pipeline for SaaS and On-Prem Products</text:p>
              </text:list-item>
              <text:list-item>
                <text:p text:style-name="P29"><text:span text:style-name="T16">Reduced frequency of vulnerabilities in Docker images with </text:span><text:span text:style-name="T17">a </text:span><text:span text:style-name="T16">Cron-based "base image" build system</text:span></text:p>
              </text:list-item>
              <text:list-item>
                <text:p text:style-name="P30">Improved developer experience with custom tooling for doc generation and secret decryption </text:p>
              </text:list-item>
              <text:list-item>
                <text:p text:style-name="P30">Developed a Cron-based system for backing up Grafana Dashboards to Github or AWS S3</text:p>
              </text:list-item>
              <text:list-item>
                <text:p text:style-name="P30">Gave educational presentations to team members on topic<text:span text:style-name="T19">s</text:span> like JS Promises, Bash, and Golang </text:p>
              </text:list-item>
              <text:list-item>
                <text:p text:style-name="P32">Technologies used: Kafka, Kubernetes, Clojure, Typescript, Rails, Python, and Go</text:p>
              </text:list-item>
            </text:list>
          </table:table-cell>
          <table:covered-table-cell/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ssociate Software Engineer</text:p>
          </table:table-cell>
          <table:table-cell table:style-name="Table5.A1" office:value-type="string">
            <text:p text:style-name="P21"/>
          </table:table-cell>
        </table:table-row>
        <table:table-row>
          <table:table-cell table:style-name="Table5.A1" office:value-type="string">
            <text:p text:style-name="P6"><text:span text:style-name="T2">CA Technologies</text:span><text:span text:style-name="T4"> </text:span><text:span text:style-name="T6">— Boulder, CO</text:span></text:p>
          </table:table-cell>
          <table:table-cell table:style-name="Table5.A1" office:value-type="string">
            <text:p text:style-name="P4"><text:span text:style-name="T2">201</text:span><text:span text:style-name="T3">6</text:span><text:span text:style-name="T2"> – </text:span><text:span text:style-name="T3">2017</text:span></text:p>
          </table:table-cell>
        </table:table-row>
        <table:table-row>
          <table:table-cell table:style-name="Table5.A1" table:number-columns-spanned="2" office:value-type="string">
            <text:list xml:id="list121209412075405" text:continue-numbering="true" text:style-name="L1">
              <text:list-item>
                <text:p text:style-name="P31">Worked within a cross-functional team to develop a real-time task management tool</text:p>
              </text:list-item>
              <text:list-item>
                <text:p text:style-name="P31"><text:span text:style-name="T16">Reduced risks of rendering untrusted HTML emails in-browser with </text:span><text:span text:style-name="T18">a</text:span><text:span text:style-name="T16"> "sandboxed" React component</text:span></text:p>
              </text:list-item>
              <text:list-item>
                <text:p text:style-name="P31"><text:span text:style-name="T16">Solved screen real-estate issues for horizontal menus with </text:span><text:span text:style-name="T18">a</text:span><text:span text:style-name="T16"> responsive React component</text:span></text:p>
              </text:list-item>
              <text:list-item>
                <text:p text:style-name="P33">Technologies used: WebSockets, Typescript, React, Node.JS and PostgresQL</text:p>
              </text:list-item>
            </text:list>
          </table:table-cell>
          <table:covered-table-cell/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Senior Web Developer</text:p>
          </table:table-cell>
          <table:table-cell table:style-name="Table6.A1" office:value-type="string">
            <text:p text:style-name="P21"/>
          </table:table-cell>
        </table:table-row>
        <table:table-row>
          <table:table-cell table:style-name="Table6.A1" office:value-type="string">
            <text:p text:style-name="P6"><text:span text:style-name="T3">Findsome &amp; Winmore</text:span><text:span text:style-name="T4"> </text:span><text:span text:style-name="T6">— </text:span><text:span text:style-name="T7">Orlando</text:span><text:span text:style-name="T6">, </text:span><text:span text:style-name="T7">FL</text:span></text:p>
          </table:table-cell>
          <table:table-cell table:style-name="Table6.A1" office:value-type="string">
            <text:p text:style-name="P4"><text:span text:style-name="T2">201</text:span><text:span text:style-name="T3">4</text:span><text:span text:style-name="T2"> – </text:span><text:span text:style-name="T3">2016</text:span></text:p>
          </table:table-cell>
        </table:table-row>
        <table:table-row>
          <table:table-cell table:style-name="Table6.A1" table:number-columns-spanned="2" office:value-type="string">
            <text:list xml:id="list121208582075624" text:continue-numbering="true" text:style-name="L1">
              <text:list-item>
                <text:p text:style-name="P31">Collaborated with designers and other developers on retail websites and applications</text:p>
              </text:list-item>
              <text:list-item>
                <text:p text:style-name="P31">Worked with stakeholders to plan and estimate the cost client projects</text:p>
              </text:list-item>
              <text:list-item>
                <text:p text:style-name="P31">Transitioned development team from SVN to Git for easier collaboration</text:p>
              </text:list-item>
              <text:list-item>
                <text:p text:style-name="P33">Technologies used: Wordpress, Node, Rails, Angular, and React</text:p>
              </text:list-item>
            </text:list>
          </table:table-cell>
          <table:covered-table-cell/>
        </table:table-row>
      </table:table>
      <text:p text:style-name="P1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Web Developer</text:p>
          </table:table-cell>
          <table:table-cell table:style-name="Table7.A1" office:value-type="string">
            <text:p text:style-name="P21"/>
          </table:table-cell>
        </table:table-row>
        <table:table-row>
          <table:table-cell table:style-name="Table7.A1" office:value-type="string">
            <text:p text:style-name="P6"><text:span text:style-name="T3">The Storage Group</text:span><text:span text:style-name="T4"> </text:span><text:span text:style-name="T6">— </text:span><text:span text:style-name="T7">Maitland</text:span><text:span text:style-name="T6">, </text:span><text:span text:style-name="T7">FL</text:span></text:p>
          </table:table-cell>
          <table:table-cell table:style-name="Table7.A1" office:value-type="string">
            <text:p text:style-name="P4"><text:span text:style-name="T2">201</text:span><text:span text:style-name="T3">2</text:span><text:span text:style-name="T2"> – </text:span><text:span text:style-name="T3">2014</text:span></text:p>
          </table:table-cell>
        </table:table-row>
        <table:table-row>
          <table:table-cell table:style-name="Table7.A1" table:number-columns-spanned="2" office:value-type="string">
            <text:list xml:id="list121208384521814" text:continue-numbering="true" text:style-name="L1">
              <text:list-item>
                <text:p text:style-name="P31">Worked with project managers to plan, design, and build client websites and applications</text:p>
              </text:list-item>
              <text:list-item>
                <text:p text:style-name="P31">Performed Search Engine Optimization audits and updates on dozens of client websites</text:p>
              </text:list-item>
              <text:list-item>
                <text:p text:style-name="P33">Technologies used: Wordpress, PHP, HTML, CSS, and Javascript</text:p>
              </text:list-item>
            </text:list>
          </table:table-cell>
          <table:covered-table-cell/>
        </table:table-row>
      </table:table>
      <text:p text:style-name="P27"/>
      <text:p text:style-name="P18">Educa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B.A. Sociology</text:p>
          </table:table-cell>
          <table:table-cell table:style-name="Table8.A1" office:value-type="string">
            <text:p text:style-name="P21"/>
          </table:table-cell>
        </table:table-row>
        <table:table-row>
          <table:table-cell table:style-name="Table8.A1" office:value-type="string">
            <text:p text:style-name="P7"><text:span text:style-name="T3">University of Central Florida</text:span><text:span text:style-name="T5"> </text:span><text:span text:style-name="T7">— Orlando, FL</text:span></text:p>
          </table:table-cell>
          <table:table-cell table:style-name="Table8.A1" office:value-type="string">
            <text:p text:style-name="P4"><text:span text:style-name="T2">201</text:span><text:span text:style-name="T3">0</text:span><text:span text:style-name="T2"> – </text:span><text:span text:style-name="T3">2013</text:span></text:p>
          </table:table-cell>
        </table:table-row>
        <table:table-row>
          <table:table-cell table:style-name="Table8.A1" table:number-columns-spanned="2" office:value-type="string">
            <text:list xml:id="list121209513436364" text:continue-numbering="true" text:style-name="L1">
              <text:list-item>
                <text:p text:style-name="P31">Minor in Cultural Anthropology, Certificate in Women's Studies</text:p>
              </text:list-item>
              <text:list-item>
                <text:p text:style-name="P31">Active in Amnesty International and Knight's Advocates</text:p>
              </text:list-item>
              <text:list-item>
                <text:p text:style-name="P33">Volunteered with UCF Victims Services and Harbor House of Central Florida</text:p>
              </text:list-item>
            </text:list>
          </table:table-cell>
          <table:covered-table-cell/>
        </table:table-row>
      </table:table>
      <text:p text:style-name="P28"/>
      <text:p text:style-name="P16">Experienc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Languages and Libraries</text:p>
          </table:table-cell>
          <table:table-cell table:style-name="Table2.A1" office:value-type="string">
            <text:p text:style-name="P9">Platforms and Infrastructure</text:p>
          </table:table-cell>
        </table:table-row>
        <table:table-row>
          <table:table-cell table:style-name="Table2.A1" office:value-type="string">
            <text:p text:style-name="P10">Javascript, Elixir, Clojure, Python, Go, Ruby, Lua</text:p>
            <text:p text:style-name="P10">NodeJS, React, OTP, Phoenix, Rails, OpenResty</text:p>
          </table:table-cell>
          <table:table-cell table:style-name="Table2.A1" office:value-type="string">
            <text:p text:style-name="P11">AWS: ECS, Lambda, S3; GCP: Firebase, Pub/Sub, GKE</text:p>
            <text:p text:style-name="P11">Docker, Kubernetes, Prometheus, Kafka</text:p>
          </table:table-cell>
        </table:table-row>
      </table:table>
      <text:p text:style-name="P16">Projects</text:p>
      <text:p text:style-name="P15"><text:span text:style-name="T1">Tildev: </text:span><text:span text:style-name="T6">Wordpress platform and development environment service. User's create a Wordpress stack in</text:span><text:span text:style-name="T1"> </text:span><text:span text:style-name="T6">seconds and edit site </text:span><text:span text:style-name="T8">fi</text:span><text:span text:style-name="T6">les locally: Firebase, Kubernetes, PubSub, Electron, React, Typescript</text:span></text:p>
      <text:p text:style-name="P15"><text:span text:style-name="T1">Major7: </text:span><text:span text:style-name="T6">Peer-to-peer encrypted messaging application based on the Chord Distributed Hash Table. Users</text:span><text:span text:style-name="T1"> </text:span><text:span text:style-name="T6">can send messages to others who may be online or o</text:span><text:span text:style-name="T8">ffl</text:span><text:span text:style-name="T6">ine: Elixir, Erlang/OTP, D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3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654in" fo:margin-bottom="0in" fo:margin-left="0.361in" fo:margin-right="0.3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8-23T21:01:15.768633556</meta:print-date>
    <dc:date>2018-08-25T12:12:07.434512121</dc:date>
    <meta:generator>LibreOffice/6.1.0.3$MacOSX_X86_64 LibreOffice_project/efb621ed25068d70781dc026f7e9c5187a4decd1</meta:generator>
    <meta:editing-duration>PT6H16M16S</meta:editing-duration>
    <meta:editing-cycles>12</meta:editing-cycles>
    <meta:document-statistic meta:table-count="8" meta:image-count="0" meta:object-count="0" meta:page-count="1" meta:paragraph-count="53" meta:word-count="389" meta:character-count="2684" meta:non-whitespace-character-count="2356"/>
  </office:meta>
</office:document-meta>
</file>